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cnn_rss_chc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iris</text:p>
          </table:table-cell>
          <table:table-cell office:value-type="float" office:value="0.964444" calcext:value-type="float">
            <text:p>0.9644</text:p>
          </table:table-cell>
          <table:table-cell office:value-type="float" office:value="0.94" calcext:value-type="float">
            <text:p>0.9400</text:p>
          </table:table-cell>
          <table:table-cell office:value-type="float" office:value="0.946667" calcext:value-type="float">
            <text:p>0.9467</text:p>
          </table:table-cell>
          <table:table-cell office:value-type="float" office:value="0.91" calcext:value-type="float">
            <text:p>0.9100</text:p>
          </table:table-cell>
          <table:table-cell office:value-type="float" office:value="0.972667" calcext:value-type="float">
            <text:p>0.9727</text:p>
          </table:table-cell>
          <table:table-cell office:value-type="float" office:value="0.132261" calcext:value-type="float">
            <text:p>0.13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692413" calcext:value-type="float">
            <text:p>0.6924</text:p>
          </table:table-cell>
          <table:table-cell office:value-type="float" office:value="0.596935" calcext:value-type="float">
            <text:p>0.5969</text:p>
          </table:table-cell>
          <table:table-cell office:value-type="float" office:value="0.460595" calcext:value-type="float">
            <text:p>0.4606</text:p>
          </table:table-cell>
          <table:table-cell office:value-type="float" office:value="0.282288" calcext:value-type="float">
            <text:p>0.2823</text:p>
          </table:table-cell>
          <table:table-cell office:value-type="float" office:value="0.953535" calcext:value-type="float">
            <text:p>0.9535</text:p>
          </table:table-cell>
          <table:table-cell office:value-type="float" office:value="0.332498" calcext:value-type="float">
            <text:p>0.33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726667" calcext:value-type="float">
            <text:p>0.7267</text:p>
          </table:table-cell>
          <table:table-cell office:value-type="float" office:value="0.7" calcext:value-type="float">
            <text:p>0.7000</text:p>
          </table:table-cell>
          <table:table-cell office:value-type="float" office:value="0.695871" calcext:value-type="float">
            <text:p>0.6959</text:p>
          </table:table-cell>
          <table:table-cell office:value-type="float" office:value="0.665932" calcext:value-type="float">
            <text:p>0.6659</text:p>
          </table:table-cell>
          <table:table-cell office:value-type="float" office:value="0.964" calcext:value-type="float">
            <text:p>0.9640</text:p>
          </table:table-cell>
          <table:table-cell office:value-type="float" office:value="0.495126" calcext:value-type="float">
            <text:p>0.49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09478" calcext:value-type="float">
            <text:p>0.8095</text:p>
          </table:table-cell>
          <table:table-cell office:value-type="float" office:value="0.729637" calcext:value-type="float">
            <text:p>0.7296</text:p>
          </table:table-cell>
          <table:table-cell office:value-type="float" office:value="0.567307" calcext:value-type="float">
            <text:p>0.5673</text:p>
          </table:table-cell>
          <table:table-cell office:value-type="float" office:value="0.383863" calcext:value-type="float">
            <text:p>0.3839</text:p>
          </table:table-cell>
          <table:table-cell office:value-type="float" office:value="0.927083" calcext:value-type="float">
            <text:p>0.9271</text:p>
          </table:table-cell>
          <table:table-cell office:value-type="float" office:value="0.992293" calcext:value-type="float">
            <text:p>0.99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56631" calcext:value-type="float">
            <text:p>0.9566</text:p>
          </table:table-cell>
          <table:table-cell office:value-type="float" office:value="0.930302" calcext:value-type="float">
            <text:p>0.9303</text:p>
          </table:table-cell>
          <table:table-cell office:value-type="float" office:value="0.905513" calcext:value-type="float">
            <text:p>0.9055</text:p>
          </table:table-cell>
          <table:table-cell office:value-type="float" office:value="0.849695" calcext:value-type="float">
            <text:p>0.8497</text:p>
          </table:table-cell>
          <table:table-cell office:value-type="float" office:value="0.99051" calcext:value-type="float">
            <text:p>0.9905</text:p>
          </table:table-cell>
          <table:table-cell office:value-type="float" office:value="0.876381" calcext:value-type="float">
            <text:p>0.8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925169" calcext:value-type="float">
            <text:p>0.9252</text:p>
          </table:table-cell>
          <table:table-cell office:value-type="float" office:value="0.904858" calcext:value-type="float">
            <text:p>0.9049</text:p>
          </table:table-cell>
          <table:table-cell office:value-type="float" office:value="0.850141" calcext:value-type="float">
            <text:p>0.8501</text:p>
          </table:table-cell>
          <table:table-cell office:value-type="float" office:value="0.810043" calcext:value-type="float">
            <text:p>0.8100</text:p>
          </table:table-cell>
          <table:table-cell office:value-type="float" office:value="0.965278" calcext:value-type="float">
            <text:p>0.9653</text:p>
          </table:table-cell>
          <table:table-cell office:value-type="float" office:value="0.557143" calcext:value-type="float">
            <text:p>0.55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2999" calcext:value-type="float">
            <text:p>0.9730</text:p>
          </table:table-cell>
          <table:table-cell office:value-type="float" office:value="0.967896" calcext:value-type="float">
            <text:p>0.9679</text:p>
          </table:table-cell>
          <table:table-cell office:value-type="float" office:value="0.940407" calcext:value-type="float">
            <text:p>0.9404</text:p>
          </table:table-cell>
          <table:table-cell office:value-type="float" office:value="0.928712" calcext:value-type="float">
            <text:p>0.9287</text:p>
          </table:table-cell>
          <table:table-cell office:value-type="float" office:value="0.993119" calcext:value-type="float">
            <text:p>0.9931</text:p>
          </table:table-cell>
          <table:table-cell office:value-type="float" office:value="1.29027" calcext:value-type="float">
            <text:p>1.29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71855" calcext:value-type="float">
            <text:p>0.9719</text:p>
          </table:table-cell>
          <table:table-cell office:value-type="float" office:value="0.947059" calcext:value-type="float">
            <text:p>0.9471</text:p>
          </table:table-cell>
          <table:table-cell office:value-type="float" office:value="0.956933" calcext:value-type="float">
            <text:p>0.9569</text:p>
          </table:table-cell>
          <table:table-cell office:value-type="float" office:value="0.918172" calcext:value-type="float">
            <text:p>0.9182</text:p>
          </table:table-cell>
          <table:table-cell office:value-type="float" office:value="0.972472" calcext:value-type="float">
            <text:p>0.9725</text:p>
          </table:table-cell>
          <table:table-cell office:value-type="float" office:value="0.17982" calcext:value-type="float">
            <text:p>0.17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795405" calcext:value-type="float">
            <text:p>0.7954</text:p>
          </table:table-cell>
          <table:table-cell office:value-type="float" office:value="0.710857" calcext:value-type="float">
            <text:p>0.7109</text:p>
          </table:table-cell>
          <table:table-cell office:value-type="float" office:value="0.70212" calcext:value-type="float">
            <text:p>0.7021</text:p>
          </table:table-cell>
          <table:table-cell office:value-type="float" office:value="0.581385" calcext:value-type="float">
            <text:p>0.5814</text:p>
          </table:table-cell>
          <table:table-cell office:value-type="float" office:value="0.921495" calcext:value-type="float">
            <text:p>0.9215</text:p>
          </table:table-cell>
          <table:table-cell office:value-type="float" office:value="0.208957" calcext:value-type="float">
            <text:p>0.20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5789" calcext:value-type="float">
            <text:p>0.9958</text:p>
          </table:table-cell>
          <table:table-cell office:value-type="float" office:value="0.994161" calcext:value-type="float">
            <text:p>0.9942</text:p>
          </table:table-cell>
          <table:table-cell office:value-type="float" office:value="0.991461" calcext:value-type="float">
            <text:p>0.9915</text:p>
          </table:table-cell>
          <table:table-cell office:value-type="float" office:value="0.988133" calcext:value-type="float">
            <text:p>0.9881</text:p>
          </table:table-cell>
          <table:table-cell office:value-type="float" office:value="0.980248" calcext:value-type="float">
            <text:p>0.9802</text:p>
          </table:table-cell>
          <table:table-cell office:value-type="float" office:value="2.34838" calcext:value-type="float">
            <text:p>2.34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949792" calcext:value-type="float">
            <text:p>0.9498</text:p>
          </table:table-cell>
          <table:table-cell office:value-type="float" office:value="0.91375" calcext:value-type="float">
            <text:p>0.9138</text:p>
          </table:table-cell>
          <table:table-cell office:value-type="float" office:value="0.770724" calcext:value-type="float">
            <text:p>0.7707</text:p>
          </table:table-cell>
          <table:table-cell office:value-type="float" office:value="0.560124" calcext:value-type="float">
            <text:p>0.5601</text:p>
          </table:table-cell>
          <table:table-cell office:value-type="float" office:value="0.970755" calcext:value-type="float">
            <text:p>0.9708</text:p>
          </table:table-cell>
          <table:table-cell office:value-type="float" office:value="0.123093" calcext:value-type="float">
            <text:p>0.12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851368" calcext:value-type="float">
            <text:p>0.8514</text:p>
          </table:table-cell>
          <table:table-cell office:value-type="float" office:value="0.80987" calcext:value-type="float">
            <text:p>0.8099</text:p>
          </table:table-cell>
          <table:table-cell office:value-type="float" office:value="0.721801" calcext:value-type="float">
            <text:p>0.7218</text:p>
          </table:table-cell>
          <table:table-cell office:value-type="float" office:value="0.644646" calcext:value-type="float">
            <text:p>0.6446</text:p>
          </table:table-cell>
          <table:table-cell office:value-type="float" office:value="0.96032" calcext:value-type="float">
            <text:p>0.9603</text:p>
          </table:table-cell>
          <table:table-cell office:value-type="float" office:value="0.836461" calcext:value-type="float">
            <text:p>0.83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775622" calcext:value-type="float">
            <text:p>0.7756</text:p>
          </table:table-cell>
          <table:table-cell office:value-type="float" office:value="0.673509" calcext:value-type="float">
            <text:p>0.6735</text:p>
          </table:table-cell>
          <table:table-cell office:value-type="float" office:value="0.497392" calcext:value-type="float">
            <text:p>0.4974</text:p>
          </table:table-cell>
          <table:table-cell office:value-type="float" office:value="0.260988" calcext:value-type="float">
            <text:p>0.2610</text:p>
          </table:table-cell>
          <table:table-cell office:value-type="float" office:value="0.938082" calcext:value-type="float">
            <text:p>0.9381</text:p>
          </table:table-cell>
          <table:table-cell office:value-type="float" office:value="0.44401" calcext:value-type="float">
            <text:p>0.44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584526" calcext:value-type="float">
            <text:p>0.5845</text:p>
          </table:table-cell>
          <table:table-cell office:value-type="float" office:value="0.467116" calcext:value-type="float">
            <text:p>0.4671</text:p>
          </table:table-cell>
          <table:table-cell office:value-type="float" office:value="0.35663" calcext:value-type="float">
            <text:p>0.3566</text:p>
          </table:table-cell>
          <table:table-cell office:value-type="float" office:value="0.174649" calcext:value-type="float">
            <text:p>0.1746</text:p>
          </table:table-cell>
          <table:table-cell office:value-type="float" office:value="0.859878" calcext:value-type="float">
            <text:p>0.8599</text:p>
          </table:table-cell>
          <table:table-cell office:value-type="float" office:value="2.29789" calcext:value-type="float">
            <text:p>2.29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919801" calcext:value-type="float">
            <text:p>0.9198</text:p>
          </table:table-cell>
          <table:table-cell office:value-type="float" office:value="0.939795" calcext:value-type="float">
            <text:p>0.9398</text:p>
          </table:table-cell>
          <table:table-cell office:value-type="float" office:value="0.897755" calcext:value-type="float">
            <text:p>0.8978</text:p>
          </table:table-cell>
          <table:table-cell office:value-type="float" office:value="0.968436" calcext:value-type="float">
            <text:p>0.9684</text:p>
          </table:table-cell>
          <table:table-cell office:value-type="float" office:value="0.498685" calcext:value-type="float">
            <text:p>0.49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851879" calcext:value-type="float">
            <text:p>0.8519</text:p>
          </table:table-cell>
          <table:table-cell office:value-type="float" office:value="0.783916" calcext:value-type="float">
            <text:p>0.7839</text:p>
          </table:table-cell>
          <table:table-cell office:value-type="float" office:value="0.786945" calcext:value-type="float">
            <text:p>0.7869</text:p>
          </table:table-cell>
          <table:table-cell office:value-type="float" office:value="0.690149" calcext:value-type="float">
            <text:p>0.6901</text:p>
          </table:table-cell>
          <table:table-cell office:value-type="float" office:value="0.958036" calcext:value-type="float">
            <text:p>0.9580</text:p>
          </table:table-cell>
          <table:table-cell office:value-type="float" office:value="0.432022" calcext:value-type="float">
            <text:p>0.43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785" calcext:value-type="float">
            <text:p>0.7850</text:p>
          </table:table-cell>
          <table:table-cell office:value-type="float" office:value="0.762222" calcext:value-type="float">
            <text:p>0.7622</text:p>
          </table:table-cell>
          <table:table-cell office:value-type="float" office:value="0.296594" calcext:value-type="float">
            <text:p>0.2966</text:p>
          </table:table-cell>
          <table:table-cell office:value-type="float" office:value="0.207161" calcext:value-type="float">
            <text:p>0.2072</text:p>
          </table:table-cell>
          <table:table-cell office:value-type="float" office:value="0.987582" calcext:value-type="float">
            <text:p>0.9876</text:p>
          </table:table-cell>
          <table:table-cell office:value-type="float" office:value="0.361558" calcext:value-type="float">
            <text:p>0.36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0.727778" calcext:value-type="float">
            <text:p>0.7278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74242" calcext:value-type="float">
            <text:p>0.5742</text:p>
          </table:table-cell>
          <table:table-cell office:value-type="float" office:value="0.31157" calcext:value-type="float">
            <text:p>0.3116</text:p>
          </table:table-cell>
          <table:table-cell office:value-type="float" office:value="0.926875" calcext:value-type="float">
            <text:p>0.9269</text:p>
          </table:table-cell>
          <table:table-cell office:value-type="float" office:value="0.147744" calcext:value-type="float">
            <text:p>0.14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861728" calcext:value-type="float">
            <text:p>0.8617</text:p>
          </table:table-cell>
          <table:table-cell office:value-type="float" office:value="0.8" calcext:value-type="float">
            <text:p>0.8000</text:p>
          </table:table-cell>
          <table:table-cell office:value-type="float" office:value="0.718365" calcext:value-type="float">
            <text:p>0.7184</text:p>
          </table:table-cell>
          <table:table-cell office:value-type="float" office:value="0.589381" calcext:value-type="float">
            <text:p>0.5894</text:p>
          </table:table-cell>
          <table:table-cell office:value-type="float" office:value="0.980741" calcext:value-type="float">
            <text:p>0.9807</text:p>
          </table:table-cell>
          <table:table-cell office:value-type="float" office:value="0.276264" calcext:value-type="float">
            <text:p>0.27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9" calcext:value-type="float">
            <text:p>0.9000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428536" calcext:value-type="float">
            <text:p>0.4285</text:p>
          </table:table-cell>
          <table:table-cell office:value-type="float" office:value="0.00263736" calcext:value-type="float">
            <text:p>0.0026</text:p>
          </table:table-cell>
          <table:table-cell office:value-type="float" office:value="0.97" calcext:value-type="float">
            <text:p>0.9700</text:p>
          </table:table-cell>
          <table:table-cell office:value-type="float" office:value="0.0713261" calcext:value-type="float">
            <text:p>0.07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33467" calcext:value-type="float">
            <text:p>0.8335</text:p>
          </table:table-cell>
          <table:table-cell office:value-type="float" office:value="0.792771" calcext:value-type="float">
            <text:p>0.7928</text:p>
          </table:table-cell>
          <table:table-cell office:value-type="float" office:value="0.666687" calcext:value-type="float">
            <text:p>0.6667</text:p>
          </table:table-cell>
          <table:table-cell office:value-type="float" office:value="0.584945" calcext:value-type="float">
            <text:p>0.5849</text:p>
          </table:table-cell>
          <table:table-cell office:value-type="float" office:value="0.96" calcext:value-type="float">
            <text:p>0.9600</text:p>
          </table:table-cell>
          <table:table-cell office:value-type="float" office:value="1.12453" calcext:value-type="float">
            <text:p>1.12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65925" calcext:value-type="float">
            <text:p>0.9659</text:p>
          </table:table-cell>
          <table:table-cell office:value-type="float" office:value="0.944689" calcext:value-type="float">
            <text:p>0.9447</text:p>
          </table:table-cell>
          <table:table-cell office:value-type="float" office:value="0.921339" calcext:value-type="float">
            <text:p>0.9213</text:p>
          </table:table-cell>
          <table:table-cell office:value-type="float" office:value="0.877547" calcext:value-type="float">
            <text:p>0.8775</text:p>
          </table:table-cell>
          <table:table-cell office:value-type="float" office:value="0.978605" calcext:value-type="float">
            <text:p>0.9786</text:p>
          </table:table-cell>
          <table:table-cell office:value-type="float" office:value="0.271767" calcext:value-type="float">
            <text:p>0.27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667435" calcext:value-type="float">
            <text:p>0.6674</text:p>
          </table:table-cell>
          <table:table-cell office:value-type="float" office:value="0.557083" calcext:value-type="float">
            <text:p>0.5571</text:p>
          </table:table-cell>
          <table:table-cell office:value-type="float" office:value="0.498952" calcext:value-type="float">
            <text:p>0.4990</text:p>
          </table:table-cell>
          <table:table-cell office:value-type="float" office:value="0.336294" calcext:value-type="float">
            <text:p>0.3363</text:p>
          </table:table-cell>
          <table:table-cell office:value-type="float" office:value="0.927815" calcext:value-type="float">
            <text:p>0.9278</text:p>
          </table:table-cell>
          <table:table-cell office:value-type="float" office:value="0.121455" calcext:value-type="float">
            <text:p>0.12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80877" calcext:value-type="float">
            <text:p>0.8088</text:p>
          </table:table-cell>
          <table:table-cell office:value-type="float" office:value="0.645873" calcext:value-type="float">
            <text:p>0.6459</text:p>
          </table:table-cell>
          <table:table-cell office:value-type="float" office:value="0.744988" calcext:value-type="float">
            <text:p>0.7450</text:p>
          </table:table-cell>
          <table:table-cell office:value-type="float" office:value="0.527216" calcext:value-type="float">
            <text:p>0.5272</text:p>
          </table:table-cell>
          <table:table-cell office:value-type="float" office:value="0.867967" calcext:value-type="float">
            <text:p>0.8680</text:p>
          </table:table-cell>
          <table:table-cell office:value-type="float" office:value="1.17878" calcext:value-type="float">
            <text:p>1.17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951852" calcext:value-type="float">
            <text:p>0.9519</text:p>
          </table:table-cell>
          <table:table-cell office:value-type="float" office:value="0.905051" calcext:value-type="float">
            <text:p>0.9051</text:p>
          </table:table-cell>
          <table:table-cell office:value-type="float" office:value="0.947037" calcext:value-type="float">
            <text:p>0.9470</text:p>
          </table:table-cell>
          <table:table-cell office:value-type="float" office:value="0.895556" calcext:value-type="float">
            <text:p>0.8956</text:p>
          </table:table-cell>
          <table:table-cell office:value-type="float" office:value="0.813232" calcext:value-type="float">
            <text:p>0.8132</text:p>
          </table:table-cell>
          <table:table-cell office:value-type="float" office:value="1.30025" calcext:value-type="float">
            <text:p>1.3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671451" calcext:value-type="float">
            <text:p>0.6715</text:p>
          </table:table-cell>
          <table:table-cell office:value-type="float" office:value="0.516305" calcext:value-type="float">
            <text:p>0.5163</text:p>
          </table:table-cell>
          <table:table-cell office:value-type="float" office:value="0.569728" calcext:value-type="float">
            <text:p>0.5697</text:p>
          </table:table-cell>
          <table:table-cell office:value-type="float" office:value="0.366884" calcext:value-type="float">
            <text:p>0.3669</text:p>
          </table:table-cell>
          <table:table-cell office:value-type="float" office:value="0.826752" calcext:value-type="float">
            <text:p>0.8268</text:p>
          </table:table-cell>
          <table:table-cell office:value-type="float" office:value="2.41739" calcext:value-type="float">
            <text:p>2.4174</text:p>
          </table:table-cell>
          <table:table-cell table:number-columns-repeated="1017"/>
        </table:table-row>
        <table:table-row table:style-name="ro1">
          <table:table-cell/>
          <table:table-cell table:formula="of:=SUM([.B1:.B26])/26" office:value-type="float" office:value="0.844240115384615" calcext:value-type="float">
            <text:p>0.8442</text:p>
          </table:table-cell>
          <table:table-cell table:formula="of:=SUM([.C1:.C26])/26" office:value-type="float" office:value="0.779371576923077" calcext:value-type="float">
            <text:p>0.7794</text:p>
          </table:table-cell>
          <table:table-cell table:formula="of:=SUM([.D1:.D26])/26" office:value-type="float" office:value="0.709875769230769" calcext:value-type="float">
            <text:p>0.7099</text:p>
          </table:table-cell>
          <table:table-cell table:formula="of:=SUM([.E1:.E26])/26" office:value-type="float" office:value="0.586374052307692" calcext:value-type="float">
            <text:p>0.5864</text:p>
          </table:table-cell>
          <table:table-cell table:formula="of:=SUM([.F1:.F26])/26" office:value-type="float" office:value="0.943672423076923" calcext:value-type="float">
            <text:p>0.9437</text:p>
          </table:table-cell>
          <table:table-cell table:formula="of:=SUM([.G1:.G26])/26" office:value-type="float" office:value="0.742936696153846" calcext:value-type="float">
            <text:p>0.742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79208" calcext:value-type="float">
            <text:p>0.8792</text:p>
          </table:table-cell>
          <table:table-cell office:value-type="float" office:value="0.878491" calcext:value-type="float">
            <text:p>0.8785</text:p>
          </table:table-cell>
          <table:table-cell office:value-type="float" office:value="0.765417" calcext:value-type="float">
            <text:p>0.7654</text:p>
          </table:table-cell>
          <table:table-cell office:value-type="float" office:value="0.753799" calcext:value-type="float">
            <text:p>0.7538</text:p>
          </table:table-cell>
          <table:table-cell office:value-type="float" office:value="0.955679" calcext:value-type="float">
            <text:p>0.9557</text:p>
          </table:table-cell>
          <table:table-cell office:value-type="float" office:value="2.22064" calcext:value-type="float">
            <text:p>2.22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78071" calcext:value-type="float">
            <text:p>0.8781</text:p>
          </table:table-cell>
          <table:table-cell office:value-type="float" office:value="0.876558" calcext:value-type="float">
            <text:p>0.8766</text:p>
          </table:table-cell>
          <table:table-cell office:value-type="float" office:value="0.664264" calcext:value-type="float">
            <text:p>0.6643</text:p>
          </table:table-cell>
          <table:table-cell office:value-type="float" office:value="0.64021" calcext:value-type="float">
            <text:p>0.6402</text:p>
          </table:table-cell>
          <table:table-cell office:value-type="float" office:value="0.972522" calcext:value-type="float">
            <text:p>0.9725</text:p>
          </table:table-cell>
          <table:table-cell office:value-type="float" office:value="0.90687" calcext:value-type="float">
            <text:p>0.90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-state</text:p>
          </table:table-cell>
          <table:table-cell office:value-type="float" office:value="0.813765" calcext:value-type="float">
            <text:p>0.8138</text:p>
          </table:table-cell>
          <table:table-cell office:value-type="float" office:value="0.775434" calcext:value-type="float">
            <text:p>0.7754</text:p>
          </table:table-cell>
          <table:table-cell office:value-type="float" office:value="0.632804" calcext:value-type="float">
            <text:p>0.6328</text:p>
          </table:table-cell>
          <table:table-cell office:value-type="float" office:value="0.544467" calcext:value-type="float">
            <text:p>0.5445</text:p>
          </table:table-cell>
          <table:table-cell office:value-type="float" office:value="0.83478" calcext:value-type="float">
            <text:p>0.8348</text:p>
          </table:table-cell>
          <table:table-cell office:value-type="float" office:value="9.57988" calcext:value-type="float">
            <text:p>9.57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0.944062" calcext:value-type="float">
            <text:p>0.9441</text:p>
          </table:table-cell>
          <table:table-cell office:value-type="float" office:value="0.95121" calcext:value-type="float">
            <text:p>0.9512</text:p>
          </table:table-cell>
          <table:table-cell office:value-type="float" office:value="0.71986" calcext:value-type="float">
            <text:p>0.7199</text:p>
          </table:table-cell>
          <table:table-cell office:value-type="float" office:value="0.713202" calcext:value-type="float">
            <text:p>0.7132</text:p>
          </table:table-cell>
          <table:table-cell office:value-type="float" office:value="0.987336" calcext:value-type="float">
            <text:p>0.9873</text:p>
          </table:table-cell>
          <table:table-cell office:value-type="float" office:value="4.14914" calcext:value-type="float">
            <text:p>4.14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78528" calcext:value-type="float">
            <text:p>0.9785</text:p>
          </table:table-cell>
          <table:table-cell office:value-type="float" office:value="0.98599" calcext:value-type="float">
            <text:p>0.9860</text:p>
          </table:table-cell>
          <table:table-cell office:value-type="float" office:value="0.977251" calcext:value-type="float">
            <text:p>0.9773</text:p>
          </table:table-cell>
          <table:table-cell office:value-type="float" office:value="0.984431" calcext:value-type="float">
            <text:p>0.9844</text:p>
          </table:table-cell>
          <table:table-cell office:value-type="float" office:value="0.919269" calcext:value-type="float">
            <text:p>0.9193</text:p>
          </table:table-cell>
          <table:table-cell office:value-type="float" office:value="6.02962" calcext:value-type="float">
            <text:p>6.02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84694" calcext:value-type="float">
            <text:p>0.8847</text:p>
          </table:table-cell>
          <table:table-cell office:value-type="float" office:value="0.876769" calcext:value-type="float">
            <text:p>0.8768</text:p>
          </table:table-cell>
          <table:table-cell office:value-type="float" office:value="0.859604" calcext:value-type="float">
            <text:p>0.8596</text:p>
          </table:table-cell>
          <table:table-cell office:value-type="float" office:value="0.847413" calcext:value-type="float">
            <text:p>0.8474</text:p>
          </table:table-cell>
          <table:table-cell office:value-type="float" office:value="0.936783" calcext:value-type="float">
            <text:p>0.9368</text:p>
          </table:table-cell>
          <table:table-cell office:value-type="float" office:value="3.5942" calcext:value-type="float">
            <text:p>3.59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30306" calcext:value-type="float">
            <text:p>0.9303</text:p>
          </table:table-cell>
          <table:table-cell office:value-type="float" office:value="0.939167" calcext:value-type="float">
            <text:p>0.9392</text:p>
          </table:table-cell>
          <table:table-cell office:value-type="float" office:value="0.341018" calcext:value-type="float">
            <text:p>0.3410</text:p>
          </table:table-cell>
          <table:table-cell office:value-type="float" office:value="0.339321" calcext:value-type="float">
            <text:p>0.3393</text:p>
          </table:table-cell>
          <table:table-cell office:value-type="float" office:value="0.992375" calcext:value-type="float">
            <text:p>0.9924</text:p>
          </table:table-cell>
          <table:table-cell office:value-type="float" office:value="4.82837" calcext:value-type="float">
            <text:p>4.8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27026" calcext:value-type="float">
            <text:p>0.2703</text:p>
          </table:table-cell>
          <table:table-cell office:value-type="float" office:value="0.141558" calcext:value-type="float">
            <text:p>0.1416</text:p>
          </table:table-cell>
          <table:table-cell office:value-type="float" office:value="0.150303" calcext:value-type="float">
            <text:p>0.1503</text:p>
          </table:table-cell>
          <table:table-cell office:value-type="float" office:value="-0.00151515" calcext:value-type="float">
            <text:p>-0.0015</text:p>
          </table:table-cell>
          <table:table-cell office:value-type="float" office:value="0.874156" calcext:value-type="float">
            <text:p>0.8742</text:p>
          </table:table-cell>
          <table:table-cell office:value-type="float" office:value="0.898962" calcext:value-type="float">
            <text:p>0.89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25706" calcext:value-type="float">
            <text:p>0.9257</text:p>
          </table:table-cell>
          <table:table-cell office:value-type="float" office:value="0.932702" calcext:value-type="float">
            <text:p>0.9327</text:p>
          </table:table-cell>
          <table:table-cell office:value-type="float" office:value="0.0725069" calcext:value-type="float">
            <text:p>0.0725</text:p>
          </table:table-cell>
          <table:table-cell office:value-type="float" office:value="0.0277379" calcext:value-type="float">
            <text:p>0.0277</text:p>
          </table:table-cell>
          <table:table-cell office:value-type="float" office:value="0.983323" calcext:value-type="float">
            <text:p>0.9833</text:p>
          </table:table-cell>
          <table:table-cell office:value-type="float" office:value="9.30024" calcext:value-type="float">
            <text:p>9.30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832939" calcext:value-type="float">
            <text:p>0.8329</text:p>
          </table:table-cell>
          <table:table-cell office:value-type="float" office:value="0.790379" calcext:value-type="float">
            <text:p>0.7904</text:p>
          </table:table-cell>
          <table:table-cell office:value-type="float" office:value="0.639958" calcext:value-type="float">
            <text:p>0.6400</text:p>
          </table:table-cell>
          <table:table-cell office:value-type="float" office:value="0.530272" calcext:value-type="float">
            <text:p>0.5303</text:p>
          </table:table-cell>
          <table:table-cell office:value-type="float" office:value="0.833675" calcext:value-type="float">
            <text:p>0.8337</text:p>
          </table:table-cell>
          <table:table-cell office:value-type="float" office:value="14.2995" calcext:value-type="float">
            <text:p>14.29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429713" calcext:value-type="float">
            <text:p>0.4297</text:p>
          </table:table-cell>
          <table:table-cell office:value-type="float" office:value="0.276468" calcext:value-type="float">
            <text:p>0.2765</text:p>
          </table:table-cell>
          <table:table-cell office:value-type="float" office:value="0.35037" calcext:value-type="float">
            <text:p>0.3504</text:p>
          </table:table-cell>
          <table:table-cell office:value-type="float" office:value="0.173701" calcext:value-type="float">
            <text:p>0.1737</text:p>
          </table:table-cell>
          <table:table-cell office:value-type="float" office:value="0.809948" calcext:value-type="float">
            <text:p>0.8099</text:p>
          </table:table-cell>
          <table:table-cell office:value-type="float" office:value="3.33241" calcext:value-type="float">
            <text:p>3.33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837262" calcext:value-type="float">
            <text:p>0.8373</text:p>
          </table:table-cell>
          <table:table-cell office:value-type="float" office:value="0.822706" calcext:value-type="float">
            <text:p>0.8227</text:p>
          </table:table-cell>
          <table:table-cell office:value-type="float" office:value="0.620135" calcext:value-type="float">
            <text:p>0.6201</text:p>
          </table:table-cell>
          <table:table-cell office:value-type="float" office:value="0.570681" calcext:value-type="float">
            <text:p>0.5707</text:p>
          </table:table-cell>
          <table:table-cell office:value-type="float" office:value="0.953201" calcext:value-type="float">
            <text:p>0.9532</text:p>
          </table:table-cell>
          <table:table-cell office:value-type="float" office:value="2.50383" calcext:value-type="float">
            <text:p>2.50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920757" calcext:value-type="float">
            <text:p>0.9208</text:p>
          </table:table-cell>
          <table:table-cell office:value-type="float" office:value="0.915946" calcext:value-type="float">
            <text:p>0.9159</text:p>
          </table:table-cell>
          <table:table-cell office:value-type="float" office:value="0.85147" calcext:value-type="float">
            <text:p>0.8515</text:p>
          </table:table-cell>
          <table:table-cell office:value-type="float" office:value="0.831801" calcext:value-type="float">
            <text:p>0.8318</text:p>
          </table:table-cell>
          <table:table-cell office:value-type="float" office:value="0.941622" calcext:value-type="float">
            <text:p>0.9416</text:p>
          </table:table-cell>
          <table:table-cell office:value-type="float" office:value="5.80203" calcext:value-type="float">
            <text:p>5.8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87428" calcext:value-type="float">
            <text:p>0.8743</text:p>
          </table:table-cell>
          <table:table-cell office:value-type="float" office:value="0.873379" calcext:value-type="float">
            <text:p>0.8734</text:p>
          </table:table-cell>
          <table:table-cell office:value-type="float" office:value="0.750323" calcext:value-type="float">
            <text:p>0.7503</text:p>
          </table:table-cell>
          <table:table-cell office:value-type="float" office:value="0.737971" calcext:value-type="float">
            <text:p>0.7380</text:p>
          </table:table-cell>
          <table:table-cell office:value-type="float" office:value="0.959278" calcext:value-type="float">
            <text:p>0.9593</text:p>
          </table:table-cell>
          <table:table-cell office:value-type="float" office:value="2.3094" calcext:value-type="float">
            <text:p>2.30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61127" calcext:value-type="float">
            <text:p>0.9611</text:p>
          </table:table-cell>
          <table:table-cell office:value-type="float" office:value="0.965636" calcext:value-type="float">
            <text:p>0.9656</text:p>
          </table:table-cell>
          <table:table-cell office:value-type="float" office:value="0.95824" calcext:value-type="float">
            <text:p>0.9582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9154" calcext:value-type="float">
            <text:p>0.9154</text:p>
          </table:table-cell>
          <table:table-cell office:value-type="float" office:value="2.62382" calcext:value-type="float">
            <text:p>2.62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767536" calcext:value-type="float">
            <text:p>0.7675</text:p>
          </table:table-cell>
          <table:table-cell office:value-type="float" office:value="0.774628" calcext:value-type="float">
            <text:p>0.7746</text:p>
          </table:table-cell>
          <table:table-cell office:value-type="float" office:value="0.428495" calcext:value-type="float">
            <text:p>0.4285</text:p>
          </table:table-cell>
          <table:table-cell office:value-type="float" office:value="0.43014" calcext:value-type="float">
            <text:p>0.4301</text:p>
          </table:table-cell>
          <table:table-cell office:value-type="float" office:value="0.990595" calcext:value-type="float">
            <text:p>0.9906</text:p>
          </table:table-cell>
          <table:table-cell office:value-type="float" office:value="0.71378" calcext:value-type="float">
            <text:p>0.7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41635" calcext:value-type="float">
            <text:p>0.9416</text:p>
          </table:table-cell>
          <table:table-cell office:value-type="float" office:value="0.947703" calcext:value-type="float">
            <text:p>0.9477</text:p>
          </table:table-cell>
          <table:table-cell office:value-type="float" office:value="0.893272" calcext:value-type="float">
            <text:p>0.8933</text:p>
          </table:table-cell>
          <table:table-cell office:value-type="float" office:value="0.895407" calcext:value-type="float">
            <text:p>0.8954</text:p>
          </table:table-cell>
          <table:table-cell office:value-type="float" office:value="0.982851" calcext:value-type="float">
            <text:p>0.9829</text:p>
          </table:table-cell>
          <table:table-cell office:value-type="float" office:value="3.81449" calcext:value-type="float">
            <text:p>3.8145</text:p>
          </table:table-cell>
          <table:table-cell table:number-columns-repeated="1017"/>
        </table:table-row>
        <table:table-row table:style-name="ro1">
          <table:table-cell/>
          <table:table-cell table:formula="of:=SUM([.B29:.B45])/17" office:value-type="float" office:value="0.827638176470588" calcext:value-type="float">
            <text:p>0.8276</text:p>
          </table:table-cell>
          <table:table-cell table:formula="of:=SUM([.C29:.C45])/17" office:value-type="float" office:value="0.807336705882353" calcext:value-type="float">
            <text:p>0.8073</text:p>
          </table:table-cell>
          <table:table-cell table:formula="of:=SUM([.D29:.D45])/17" office:value-type="float" office:value="0.627958288235294" calcext:value-type="float">
            <text:p>0.6280</text:p>
          </table:table-cell>
          <table:table-cell table:formula="of:=SUM([.E29:.E45])/17" office:value-type="float" office:value="0.587131691176471" calcext:value-type="float">
            <text:p>0.5871</text:p>
          </table:table-cell>
          <table:table-cell table:formula="of:=SUM([.F29:.F45])/17" office:value-type="float" office:value="0.931929" calcext:value-type="float">
            <text:p>0.9319</text:p>
          </table:table-cell>
          <table:table-cell table:formula="of:=SUM([.G29:.G45])/17" office:value-type="float" office:value="4.52395188235294" calcext:value-type="float">
            <text:p>4.524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dit-card</text:p>
          </table:table-cell>
          <table:table-cell office:value-type="float" office:value="0.791225" calcext:value-type="float">
            <text:p>0.7912</text:p>
          </table:table-cell>
          <table:table-cell office:value-type="float" office:value="0.783867" calcext:value-type="float">
            <text:p>0.7839</text:p>
          </table:table-cell>
          <table:table-cell office:value-type="float" office:value="0.319227" calcext:value-type="float">
            <text:p>0.3192</text:p>
          </table:table-cell>
          <table:table-cell office:value-type="float" office:value="0.292544" calcext:value-type="float">
            <text:p>0.2925</text:p>
          </table:table-cell>
          <table:table-cell office:value-type="float" office:value="0.965504" calcext:value-type="float">
            <text:p>0.9655</text:p>
          </table:table-cell>
          <table:table-cell office:value-type="float" office:value="15.992" calcext:value-type="float">
            <text:p>15.99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7872" calcext:value-type="float">
            <text:p>0.9979</text:p>
          </table:table-cell>
          <table:table-cell office:value-type="float" office:value="0.998054" calcext:value-type="float">
            <text:p>0.9981</text:p>
          </table:table-cell>
          <table:table-cell office:value-type="float" office:value="0.994707" calcext:value-type="float">
            <text:p>0.9947</text:p>
          </table:table-cell>
          <table:table-cell office:value-type="float" office:value="0.994487" calcext:value-type="float">
            <text:p>0.9945</text:p>
          </table:table-cell>
          <table:table-cell office:value-type="float" office:value="0.978389" calcext:value-type="float">
            <text:p>0.9784</text:p>
          </table:table-cell>
          <table:table-cell office:value-type="float" office:value="51.448" calcext:value-type="float">
            <text:p>51.4480</text:p>
          </table:table-cell>
          <table:table-cell table:number-columns-repeated="1017"/>
        </table:table-row>
        <table:table-row table:style-name="ro1">
          <table:table-cell/>
          <table:table-cell table:formula="of:=SUM([.B48:.B49])/2" office:value-type="float" office:value="0.8945485" calcext:value-type="float">
            <text:p>0.8945</text:p>
          </table:table-cell>
          <table:table-cell table:formula="of:=SUM([.C48:.C49])/2" office:value-type="float" office:value="0.8909605" calcext:value-type="float">
            <text:p>0.8910</text:p>
          </table:table-cell>
          <table:table-cell office:value-type="float" office:value="0.8945485" calcext:value-type="float">
            <text:p>0.8945</text:p>
          </table:table-cell>
          <table:table-cell table:formula="of:=SUM([.E48:.E49])/2" office:value-type="float" office:value="0.6435155" calcext:value-type="float">
            <text:p>0.6435</text:p>
          </table:table-cell>
          <table:table-cell table:formula="of:=SUM([.F48:.F49])/2" office:value-type="float" office:value="0.9719465" calcext:value-type="float">
            <text:p>0.9719</text:p>
          </table:table-cell>
          <table:table-cell table:formula="of:=SUM([.G48:.G49])/2" office:value-type="float" office:value="33.72" calcext:value-type="float">
            <text:p>33.7200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21:39:01.207719204</dc:date>
    <meta:editing-duration>PT1M29S</meta:editing-duration>
    <meta:editing-cycles>1</meta:editing-cycles>
    <meta:generator>LibreOffice/6.0.3.2$Linux_X86_64 LibreOffice_project/00m0$Build-2</meta:generator>
    <meta:document-statistic meta:table-count="1" meta:cell-count="333" meta:object-count="0"/>
  </office:meta>
</office:document-meta>
</file>